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rial2" fo:font-size="14pt" fo:letter-spacing="normal" fo:font-style="normal" fo:font-weight="normal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rial2" fo:font-size="14pt" fo:letter-spacing="normal" fo:font-style="normal" fo:font-weight="normal" officeooo:rsid="000e684d" officeooo:paragraph-rsid="000e684d"/>
    </style:style>
    <style:style style:name="T1" style:family="text">
      <style:text-properties officeooo:rsid="0009bd01"/>
    </style:style>
    <style:style style:name="T2" style:family="text">
      <style:text-properties officeooo:rsid="000b2978"/>
    </style:style>
    <style:style style:name="T3" style:family="text">
      <style:text-properties officeooo:rsid="000cdbfb"/>
    </style:style>
    <style:style style:name="T4" style:family="text">
      <style:text-properties officeooo:rsid="00103ec4"/>
    </style:style>
    <style:style style:name="T5" style:family="text">
      <style:text-properties officeooo:rsid="0011fd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Bienvenue sur le site de l'association A.V.V.A.T<text:line-break/>Notre association a pour objectif de fédérer les habitants de notre village<text:span text:style-name="T3">(association)</text:span> autour de projets communs visant à améliorer la qualité de vie de tous.<text:line-break/>Nous souhaitons créer un esprit de communauté solide et durable en encourageant l'implication de chacun dans la vie locale. <text:s text:c="50"/>Nos actions sont variées et concernent tous les domaines de la vie quotidienne : environnement, culture, loisirs, solidarité, etc. <text:s text:c="36"/><text:span text:style-name="T1">Nos activités prioritaires actuelles s’articulent autour de l’accompagnement <text:s/>physique des personnes âgées, malades ou à mobilité réduite chez leur médecin et de les aider dans certaines démarches administratives.</text:span></text:p>
      <text:p text:style-name="P1">Nous organisons des événements, des animations, des ateliers et des rencontres pour favoriser les échanges et la convivialité entre les habitants. Notre association est ouverte à tou<text:span text:style-name="T2">te</text:span>s <text:span text:style-name="T2">les personnes majeures </text:span>, quel que soit votre âge, votre origine ou votre professio<text:span text:style-name="T2">n dans l’</text:span><text:span text:style-name="T3">une de nos </text:span><text:span text:style-name="T2">activité</text:span><text:span text:style-name="T3">s baptisée</text:span><text:span text:style-name="T2"> </text:span><text:span text:style-name="T3">l’</text:span><text:span text:style-name="T2">Esprit d’échange.</text:span><text:line-break/>Nous croyons que chacun peut apporter sa pierre à l'édifice <text:span text:style-name="T2">collectif</text:span> et nous avons besoin de vous pour continuer à faire vivre notre village et renforcer les liens qui nous unissent. <text:s text:c="91"/>N'hésitez pas à parcourir notre site pour découvrir nos projets en cours, nos événements à venir et les modalités d'adhésion à notre association. <text:s text:c="20"/>Nous sommes convaincus que vous trouverez de quoi vous impliquer<text:line-break/>et vous épanouir au sein de notre communauté villageoise <text:span text:style-name="T2">AV V A T </text:span><text:span text:style-name="T3">car c’est aussi Votre Village à Tous.</text:span></text:p>
      <text:p text:style-name="P1">-------------------------------------------------------------------------------------------------</text:p>
      <text:p text:style-name="P2">Madame Defeyer Présidente de l’association A V V A T est également directrice du comité de pilotage des projets de l’association. Femme à grand cœur, dynamique, dévouée et déterminée, elle est la fondatrice de l’association <text:span text:style-name="T4">A V V A T</text:span> <text:span text:style-name="T4">qui a commencé ses activités depuis 2015 et qui est actuellement en plein essor. Elle a accepté de donner cette interview pour parler de son association, s</text:span><text:span text:style-name="T5">es</text:span><text:span text:style-name="T4"> début</text:span><text:span text:style-name="T5">s</text:span><text:span text:style-name="T4">, </text:span><text:span text:style-name="T5">l</text:span><text:span text:style-name="T4">es différentes étapes de sa construction et ses activités actuelles.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17T19:58:28.571000000</meta:creation-date>
    <meta:generator>LibreOffice/7.3.2.2$Windows_X86_64 LibreOffice_project/49f2b1bff42cfccbd8f788c8dc32c1c309559be0</meta:generator>
    <dc:date>2023-05-17T22:56:49.706000000</dc:date>
    <meta:editing-duration>PT33M27S</meta:editing-duration>
    <meta:editing-cycles>3</meta:editing-cycles>
    <meta:document-statistic meta:table-count="0" meta:image-count="0" meta:object-count="0" meta:page-count="1" meta:paragraph-count="4" meta:word-count="310" meta:character-count="2266" meta:non-whitespace-character-count="1762"/>
  </office:meta>
</office:document-meta>
</file>